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5" style:family="paragraph" style:parent-style-name="Standard">
      <style:paragraph-properties fo:text-align="start" style:justify-single-word="false"/>
      <style:text-properties fo:color="#000000" style:font-name="Times New Roman" fo:font-size="12pt" style:font-size-asian="12pt" style:font-size-complex="12pt"/>
    </style:style>
    <style:style style:name="P6" style:family="paragraph" style:parent-style-name="Standard">
      <style:paragraph-properties fo:text-align="start" style:justify-single-word="false"/>
    </style:style>
    <style:style style:name="T1" style:family="text">
      <style:text-properties fo:font-variant="normal" fo:text-transform="non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ey Park</text:p>
      <text:p text:style-name="P1">CS 362</text:p>
      <text:p text:style-name="P1">5/17/2012</text:p>
      <text:p text:style-name="P1"/>
      <text:p text:style-name="P2">Tester-code Report</text:p>
      <text:p text:style-name="P2"/>
      <text:p text:style-name="P3"><text:tab/>When I started my testing I used three different people's dominion code to test off of before I was sure that my tests would work. I went off of Brandon West, and Andrew O'mara's code because their code is similar since we know each other and I could talk with them about the code. Then I used Ben Rand's code because he is in my group and I know him so if I had questions I could contact him for answers.</text:p>
      <text:p text:style-name="P3"><text:tab/>First test method I set up was a test to make sure that a card was actually bought. My code was:</text:p>
      <text:p text:style-name="P3">int checkBuyCardPass(int p, struct gameState *post) {<text:line-break/><text:tab/>struct gameState pre;<text:line-break/><text:tab/>memcpy (&amp;pre, post, sizeof(struct gameState));<text:line-break/><text:tab/>int r;<text:line-break/><text:tab/>printf ("buyCard PRE: p %d HC %d DeC %d DiC %d\n", p, pre.handCount[p], pre.deckCount[p], pre.discardCount[p]);<text:line-break/><text:tab/>r = buyCard (p, post);<text:line-break/><text:tab/>printf ("buyCard POST: p %d HC %d DeC %d DiC %d\n", p, post-&gt;handCount[p], post-&gt;deckCount[p], post-&gt;discardCount[p]);<text:line-break/><text:tab/>assert (r == 0);<text:line-break/><text:tab/>return 0;<text:line-break/>}</text:p>
      <text:p text:style-name="P3">Then I did the same thing for a test to make sure there was no card bought. All I did was change the assert (r == 0) to assert (r != 0).</text:p>
      <text:p text:style-name="P3"><text:tab/>First way I tested the code was giving the player 8 coins(most expensive card), and making sure they could simply buy a card by testing if you can buy all the cards. I tested this by in the main I used the code:</text:p>
      <text:p text:style-name="P3"><text:tab/>for(p = 0; p &lt; 17; p++){<text:line-break/><text:tab/><text:tab/>G.coins = 8;<text:line-break/><text:tab/><text:tab/>checkBuyCardPass(p, &amp;G);<text:line-break/><text:tab/>}<text:line-break/><text:tab/>printf ("Buying any cards test passed\n");</text:p>
      <text:p text:style-name="P3">This test helped me find problems with my buy card method in my dominion.c code. When I first started messing with it I thought I was writing a simple test wrong, but then I tried my test on anothers code and it worked.</text:p>
      <text:p text:style-name="P3"><text:tab/>Next I used the checkBuyCardFail method to make sure that with no money at all you were unable to buy any cards. I used the code:</text:p>
      <text:p text:style-name="P3"><text:tab/>for(p = 0; p &lt; 17; p++){<text:line-break/><text:tab/><text:tab/>G.coins = -1;<text:line-break/><text:tab/><text:tab/>checkBuyCardFail(p, &amp;G);<text:line-break/><text:tab/>}<text:line-break/><text:tab/>printf ("Buy fail test passed\n");</text:p>
      <text:p text:style-name="P3">This code helped me make sure that my code worked in the sense that if you didn't have the money to buy a card it wouldn't allow you to.</text:p>
      <text:p text:style-name="P3"><text:tab/>The last thing I tested for was to make sure that money would subtract right. So I made it purchase two things with only enough money to buy one, and made sure that it denied the second purchase. To test this I used:</text:p>
      <text:p text:style-name="P3"><text:soft-page-break/><text:tab/>G.coins = 5;<text:line-break/><text:tab/>checkBuyCardPass(silver, &amp;G);<text:line-break/><text:tab/>checkBuyCardFail(silver, &amp;G);<text:line-break/><text:tab/>printf ("Double card buy test passed\n");</text:p>
      <text:p text:style-name="P3">This reinforced that someone's code would subtract the coins after a purchase was made.</text:p>
      <text:p text:style-name="P3"><text:tab/>These tests were just the start of my testing process, to make sure that the basics of buyCard method works because without the basics there is no point in testing anything else.</text:p>
      <text:p text:style-name="P3"/>
      <text:p text:style-name="P3">Report 2:</text:p>
      <text:p text:style-name="P3"><text:tab/>For my next tests I used the same peoples codes to test. I used Brandon West, Andrew O'mara, and Ben Rand's code to make sure that my tester file was testing code correctly. With this report I added in two tests to further improve my test for the buyCard function. The first test I did was to make sure that it would test to see if a card was there when you tried to purchase it. So I used the code:</text:p>
      <text:p text:style-name="P3"><text:tab/>G.coins = 8;<text:line-break/><text:tab/>G.supplyCount[silver] = 1;<text:line-break/><text:tab/>checkBuyCardPass(silver, &amp;G);<text:line-break/><text:tab/>checkBuyCardFail(silver, &amp;G);</text:p>
      <text:p text:style-name="P3">This code gives you enough money to buy two silver, but sets the amount of silver cards to buy down to one. This test wouldn't work if it allowed you to buy two silver, it should prove to you that you're not <text:s/>able to buy the second silver.</text:p>
      <text:p text:style-name="P3"><text:tab/>The next thing I decided to test was to make sure that buying a card would decrement the amount of buy actions you have. The best part about this test was it made me realize that my code didn't decrement buy actions when I bought something, so I had to go in and add the code to fix that problem. The code I used to test this was:</text:p>
      <text:p text:style-name="P3"><text:tab/>G.coins = 70;<text:line-break/><text:tab/>G.numBuys = 1;<text:line-break/><text:tab/>checkBuyCardPass(gold, &amp;G);<text:line-break/><text:tab/>checkBuyCardFail(gold, &amp;G);</text:p>
      <text:p text:style-name="P3">This test gives you plenty of money to buy whatever you please, but you only have the ability to buy 1 card. So I ask it to buy two gold and it should pass and fail accordingly.</text:p>
      <text:p text:style-name="P3"/>
      <text:p text:style-name="P3">The code I added in to decrement my buy actions was:</text:p>
      <text:p text:style-name="P3"><text:tab/>state-&gt;coins = state-&gt;coins - getCost(supplyPos);<text:line-break/><text:tab/>state-&gt;numBuys = state-&gt;numBuys - 1;</text:p>
      <text:p text:style-name="P3">This code is in place right after you meet the conditions to successfully buy a card within the buyCard function in dominion.c. After I wrote/tested with their code at the same time, I tested with two other people from my group. The testing work like:</text:p>
      <text:p text:style-name="P3"/>
      <text:p text:style-name="P3">Tester Name<text:tab/>Buy Card<text:tab/>No Coins<text:tab/>Two Cards<text:tab/>Card Check<text:tab/>Buy Action</text:p>
      <text:p text:style-name="P3">westb<text:tab/><text:tab/>y<text:tab/><text:tab/>y<text:tab/><text:tab/>y<text:tab/><text:tab/>y<text:tab/><text:tab/>n</text:p>
      <text:p text:style-name="P3">omaraa<text:tab/><text:tab/>y<text:tab/><text:tab/>y<text:tab/><text:tab/>y<text:tab/><text:tab/>y<text:tab/><text:tab/>y</text:p>
      <text:p text:style-name="P3">parkan<text:tab/><text:tab/>y<text:tab/><text:tab/>y<text:tab/><text:tab/>y<text:tab/><text:tab/>y<text:tab/><text:tab/>y</text:p>
      <text:p text:style-name="P4"><text:span text:style-name="T1">olsojeff<text:tab/>y<text:tab/><text:tab/>y<text:tab/><text:tab/>y<text:tab/><text:tab/>y<text:tab/><text:tab/>n</text:span><text:line-break/><text:span text:style-name="T1">westbyb</text:span> <text:tab/>y<text:tab/><text:tab/>y<text:tab/><text:tab/>y<text:tab/><text:tab/>n<text:tab/><text:tab/>n</text:p>
      <text:p text:style-name="P4">randb<text:tab/><text:tab/>y<text:tab/><text:tab/>y<text:tab/><text:tab/>y<text:tab/><text:tab/>y<text:tab/><text:tab/>n</text:p>
      <text:p text:style-name="P4"/>
      <text:p text:style-name="P4"/>
      <text:p text:style-name="P4"/>
      <text:p text:style-name="P4"/>
      <text:p text:style-name="P4"><text:soft-page-break/>Report 3:</text:p>
      <text:p text:style-name="P4"><text:tab/>With my final group of testing I again started with the same peoples code to test off of, Brandon West, Andrew O'Mara, and Ben Rand in order to make sure my tests were actually working. After testing on their code I then grabbed a few other people from my group to make sure the tests went well and to get more testing done with my tester code. I started this group of testing with adding your draw a card test in, in order to get in more testing that I knew was correct because you wrote the test. The draw a card test worked on all the people I tested it on (westb, omaraa, parkan, olsojeff, westbyb, and randb). Most people had the draw card method working because it was code given to us in the dominion.c file. </text:p>
      <text:p text:style-name="P4"><text:tab/>The other test I added in was to test the adventure card, making sure that it added in two treasure cards to your hand. This test was pretty simple, I first randomized a deck, and a hand, then placing an adventure card in your hand at position two. I stored the number of coins that are currently in this random hand into a variable. I then used the function cardEffect on the adventure card in order to make the card do it's thing, than checked to make sure that the amount of treasure cards in your hand was now two greater then the previous variable. The was for this test was:</text:p>
      <text:p text:style-name="P4"><text:tab/>p = floor(Random() * 2);<text:line-break/><text:tab/>G.deckCount[p] = floor(Random() * MAX_DECK);<text:line-break/><text:tab/>G.discardCount[p] = floor(Random() * MAX_DECK);<text:line-break/><text:tab/>G.handCount[p] = floor(Random() * MAX_HAND);<text:line-break/><text:tab/>G.handCount[2] = adventurer;<text:line-break/><text:tab/>i = checkCoins(&amp;G);<text:line-break/><text:tab/>cardEffect(adventurer, 0, 0, 0, &amp;G, 2, 0);<text:line-break/><text:tab/>assert(checkCoins(&amp;G) == i + 2);</text:p>
      <text:p text:style-name="P4"/>
      <text:p text:style-name="P4">The output of the Draw card and adventurer card tests on my testing group turned out to look like this:</text:p>
      <text:p text:style-name="P4"/>
      <text:p text:style-name="P3">Tester Name<text:tab/>Draw Card<text:tab/>Adventurer Card</text:p>
      <text:p text:style-name="P3">westb<text:tab/><text:tab/>y<text:tab/><text:tab/><text:tab/>y<text:tab/></text:p>
      <text:p text:style-name="P3">omaraa<text:tab/><text:tab/>y<text:tab/><text:tab/><text:tab/>y</text:p>
      <text:p text:style-name="P3">parkan<text:tab/><text:tab/>y<text:tab/><text:tab/><text:tab/>y</text:p>
      <text:p text:style-name="P4"><text:span text:style-name="T1">olsojeff<text:tab/>y<text:tab/><text:tab/><text:tab/>n</text:span><text:line-break/><text:span text:style-name="T1">westbyb</text:span> <text:tab/>y<text:tab/><text:tab/><text:tab/>y</text:p>
      <text:p text:style-name="P4">randb<text:tab/><text:tab/>y<text:tab/><text:tab/><text:tab/>y</text:p>
      <text:p text:style-name="P4"/>
      <text:p text:style-name="P4">Showing that the testing for draw card and adventurer card went quite well with everyone passing the draw card test and most people passing the Adventurer card test.</text:p>
      <text:p text:style-name="P4"/>
      <text:p text:style-name="P4"><text:tab/>The last thing I did was use Gcov on my code to see how much code was being covered in the dominion.c file when running my program. Since most of the code isn't actually being used the coverage was fairly low but with gcov -f on the file, I was able to view the percentages of each part and most of the parts were zeroes but a few of them which was:</text:p>
      <text:p text:style-name="P4"/>
      <text:p text:style-name="P4">File 'dominion.c'</text:p>
      <text:p text:style-name="P4">Lines executed:25.51% of 538</text:p>
      <text:p text:style-name="P4"/>
      <text:p text:style-name="P4">Function 'shuffle'</text:p>
      <text:p text:style-name="P4">Lines executed:93.75% of 16</text:p>
      <text:p text:style-name="P4"/>
      <text:p text:style-name="P4">Function 'drawCard'</text:p>
      <text:p text:style-name="P4">Lines executed:100.00% of 23</text:p>
      <text:p text:style-name="P4"><text:soft-page-break/>Function 'compare'</text:p>
      <text:p text:style-name="P4">Lines executed:83.33% of 6</text:p>
      <text:p text:style-name="P4"/>
      <text:p text:style-name="P4">Overall this testing process has thought me a lot. Showing me how tests need to be done at such a low level, for each little part of each function. There is plenty of other tests that could have been done to the dominion program, but I could spend forever just working on tests, so for now testing the things that we actually made was enoug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1T18:13:11.28</meta:creation-date>
    <dc:date>2012-06-11T15:03:01.41</dc:date>
    <meta:editing-duration>PT2H32M24S</meta:editing-duration>
    <meta:editing-cycles>10</meta:editing-cycles>
    <meta:generator>OpenOffice.org/3.3$Win32 OpenOffice.org_project/330m20$Build-9567</meta:generator>
    <meta:document-statistic meta:table-count="0" meta:image-count="0" meta:object-count="0" meta:page-count="4" meta:paragraph-count="56" meta:word-count="1372" meta:character-count="7411"/>
  </office:meta>
</office:document-meta>
</file>